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26cm"/>
    </style:style>
    <style:style style:name="co3" style:family="table-column">
      <style:table-column-properties fo:break-before="auto" style:column-width="4.362cm"/>
    </style:style>
    <style:style style:name="co4" style:family="table-column">
      <style:table-column-properties fo:break-before="auto" style:column-width="3.411cm"/>
    </style:style>
    <style:style style:name="co5" style:family="table-column">
      <style:table-column-properties fo:break-before="auto" style:column-width="4.133cm"/>
    </style:style>
    <style:style style:name="co6" style:family="table-column">
      <style:table-column-properties fo:break-before="auto" style:column-width="4.166cm"/>
    </style:style>
    <style:style style:name="co7" style:family="table-column">
      <style:table-column-properties fo:break-before="auto" style:column-width="3.117cm"/>
    </style:style>
    <style:style style:name="co8" style:family="table-column">
      <style:table-column-properties fo:break-before="auto" style:column-width="4.198cm"/>
    </style:style>
    <style:style style:name="co9" style:family="table-column">
      <style:table-column-properties fo:break-before="auto" style:column-width="3.477cm"/>
    </style:style>
    <style:style style:name="co10" style:family="table-column">
      <style:table-column-properties fo:break-before="auto" style:column-width="4.417cm"/>
    </style:style>
    <style:style style:name="co11" style:family="table-column">
      <style:table-column-properties fo:break-before="auto" style:column-width="4.6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1" style:family="table-cell" style:parent-style-name="Default" style:data-style-name="N8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2" style:family="table-cell" style:parent-style-name="Default" style:data-style-name="N4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3" style:family="table-cell" style:parent-style-name="Default" style:data-style-name="N4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29cm" svg:height="8.353cm" svg:x="2.307cm" svg:y="9.083cm">
            <draw:object draw:notify-on-update-of-ranges="Sheet1.A13:Sheet1.A13 Sheet1.A14:Sheet1.A19 Sheet1.B13:Sheet1.B13 Sheet1.B14:Sheet1.B19 Sheet1.C13:Sheet1.C13 Sheet1.C14:Sheet1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362cm" svg:height="9.203cm" svg:x="2.29cm" svg:y="21.768cm">
            <draw:object draw:notify-on-update-of-ranges="Sheet1.A41:Sheet1.A41 Sheet1.A42:Sheet1.A47 Sheet1.B41:Sheet1.B41 Sheet1.B42:Sheet1.B47 Sheet1.C41:Sheet1.C41 Sheet1.C42:Sheet1.C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2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7" office:value-type="float" office:value="160000" calcext:value-type="float" table:number-columns-spanned="3" table:number-rows-spanned="1">
            <text:p>160000</text:p>
          </table:table-cell>
          <table:covered-table-cell table:style-name="ce23"/>
          <table:covered-table-cell table:style-name="ce29"/>
          <table:table-cell table:style-name="ce17" office:value-type="float" office:value="480000" calcext:value-type="float" table:number-columns-spanned="3" table:number-rows-spanned="1">
            <text:p>480000</text:p>
          </table:table-cell>
          <table:covered-table-cell table:style-name="ce23"/>
          <table:covered-table-cell table:style-name="ce29"/>
          <table:table-cell table:style-name="ce17" office:value-type="float" office:value="1600000" calcext:value-type="float" table:number-columns-spanned="3" table:number-rows-spanned="1">
            <text:p>1600000</text:p>
          </table:table-cell>
          <table:covered-table-cell table:style-name="ce23"/>
          <table:covered-table-cell table:style-name="ce29"/>
          <table:table-cell table:style-name="ce17" office:value-type="float" office:value="64000" calcext:value-type="float" table:number-columns-spanned="3" table:number-rows-spanned="1">
            <text:p>64000</text:p>
          </table:table-cell>
          <table:covered-table-cell table:style-name="ce23"/>
          <table:covered-table-cell table:style-name="ce29"/>
          <table:table-cell table:number-columns-repeated="1011"/>
        </table:table-row>
        <table:table-row table:style-name="ro1">
          <table:table-cell office:value-type="string" calcext:value-type="string">
            <text:p>nprocs</text:p>
          </table:table-cell>
          <table:table-cell table:style-name="ce18" office:value-type="string" calcext:value-type="string">
            <text:p>ver1</text:p>
          </table:table-cell>
          <table:table-cell table:style-name="ce24" office:value-type="string" calcext:value-type="string">
            <text:p>ver2</text:p>
          </table:table-cell>
          <table:table-cell table:style-name="ce11" office:value-type="string" calcext:value-type="string">
            <text:p>speedup</text:p>
          </table:table-cell>
          <table:table-cell table:style-name="ce18" office:value-type="string" calcext:value-type="string">
            <text:p>ver1</text:p>
          </table:table-cell>
          <table:table-cell table:style-name="ce24" office:value-type="string" calcext:value-type="string">
            <text:p>ver2</text:p>
          </table:table-cell>
          <table:table-cell table:style-name="ce11" office:value-type="string" calcext:value-type="string">
            <text:p>speedup</text:p>
          </table:table-cell>
          <table:table-cell table:style-name="ce18" office:value-type="string" calcext:value-type="string">
            <text:p>ver1</text:p>
          </table:table-cell>
          <table:table-cell table:style-name="ce24" office:value-type="string" calcext:value-type="string">
            <text:p>ver2</text:p>
          </table:table-cell>
          <table:table-cell table:style-name="ce11" office:value-type="string" calcext:value-type="string">
            <text:p>speedup</text:p>
          </table:table-cell>
          <table:table-cell table:style-name="ce18" office:value-type="string" calcext:value-type="string">
            <text:p>ver1</text:p>
          </table:table-cell>
          <table:table-cell table:style-name="ce24" office:value-type="string" calcext:value-type="string">
            <text:p>ver2</text:p>
          </table:table-cell>
          <table:table-cell table:style-name="ce11" office:value-type="string" calcext:value-type="string">
            <text:p>speedup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49.7934820652" calcext:value-type="float">
            <text:p>49,7934820652</text:p>
          </table:table-cell>
          <table:table-cell table:style-name="ce7" office:value-type="float" office:value="49.81303501129" calcext:value-type="float">
            <text:p>49,81303501129</text:p>
          </table:table-cell>
          <table:table-cell table:style-name="ce10" table:formula="of:=ROUND([.B6]/[.C6]; 3)" office:value-type="float" office:value="1" calcext:value-type="float">
            <text:p>1</text:p>
          </table:table-cell>
          <table:table-cell table:style-name="ce4" office:value-type="float" office:value="449.3553881645" calcext:value-type="float">
            <text:p>449,3553881645</text:p>
          </table:table-cell>
          <table:table-cell table:style-name="ce7" office:value-type="float" office:value="449.498016119" calcext:value-type="float">
            <text:p>449,498016119</text:p>
          </table:table-cell>
          <table:table-cell table:style-name="ce10" table:formula="of:=ROUND([.E6]/[.F6]; 3)" office:value-type="float" office:value="1" calcext:value-type="float">
            <text:p>1</text:p>
          </table:table-cell>
          <table:table-cell table:style-name="ce3"/>
          <table:table-cell/>
          <table:table-cell table:style-name="ce10" table:formula="of:=ROUND([.H6]/[.I6]; 3)" office:value-type="string" office:string-value="" calcext:value-type="error">
            <text:p>#DIV/0!</text:p>
          </table:table-cell>
          <table:table-cell table:style-name="ce4" office:value-type="float" office:value="7.715057849884" calcext:value-type="float">
            <text:p>7,715057849884</text:p>
          </table:table-cell>
          <table:table-cell table:style-name="ce7" office:value-type="float" office:value="7.714504003525" calcext:value-type="float">
            <text:p>7,714504003525</text:p>
          </table:table-cell>
          <table:table-cell table:style-name="ce10" table:formula="of:=ROUND([.K6]/[.L6]; 3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12.20088410378" calcext:value-type="float">
            <text:p>12,20088410378</text:p>
          </table:table-cell>
          <table:table-cell table:style-name="ce7" office:value-type="float" office:value="12.19985389709" calcext:value-type="float">
            <text:p>12,19985389709</text:p>
          </table:table-cell>
          <table:table-cell table:style-name="ce10" table:formula="of:=ROUND([.B7]/[.C7]; 3)" office:value-type="float" office:value="1" calcext:value-type="float">
            <text:p>1</text:p>
          </table:table-cell>
          <table:table-cell table:style-name="ce4" office:value-type="float" office:value="113.3867781162" calcext:value-type="float">
            <text:p>113,3867781162</text:p>
          </table:table-cell>
          <table:table-cell table:style-name="ce7" office:value-type="float" office:value="113.4579310417" calcext:value-type="float">
            <text:p>113,4579310417</text:p>
          </table:table-cell>
          <table:table-cell table:style-name="ce10" table:formula="of:=ROUND([.E7]/[.F7]; 3)" office:value-type="float" office:value="0.999" calcext:value-type="float">
            <text:p>0,999</text:p>
          </table:table-cell>
          <table:table-cell table:style-name="ce3"/>
          <table:table-cell/>
          <table:table-cell table:style-name="ce10" table:formula="of:=ROUND([.H7]/[.I7]; 3)" office:value-type="string" office:string-value="" calcext:value-type="error">
            <text:p>#DIV/0!</text:p>
          </table:table-cell>
          <table:table-cell table:style-name="ce4" office:value-type="float" office:value="1.839969158173" calcext:value-type="float">
            <text:p>1,839969158173</text:p>
          </table:table-cell>
          <table:table-cell table:style-name="ce7" office:value-type="float" office:value="1.836524009705" calcext:value-type="float">
            <text:p>1,836524009705</text:p>
          </table:table-cell>
          <table:table-cell table:style-name="ce10" table:formula="of:=ROUND([.K7]/[.L7]; 3)" office:value-type="float" office:value="1.002" calcext:value-type="float">
            <text:p>1,002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2.962200164795" calcext:value-type="float">
            <text:p>2,962200164795</text:p>
          </table:table-cell>
          <table:table-cell table:style-name="ce7" office:value-type="float" office:value="2.964071035385" calcext:value-type="float">
            <text:p>2,964071035385</text:p>
          </table:table-cell>
          <table:table-cell table:style-name="ce10" table:formula="of:=ROUND([.B8]/[.C8]; 3)" office:value-type="float" office:value="0.999" calcext:value-type="float">
            <text:p>0,999</text:p>
          </table:table-cell>
          <table:table-cell table:style-name="ce4" office:value-type="float" office:value="30.52798080444" calcext:value-type="float">
            <text:p>30,52798080444</text:p>
          </table:table-cell>
          <table:table-cell table:style-name="ce7" office:value-type="float" office:value="30.45791482925" calcext:value-type="float">
            <text:p>30,45791482925</text:p>
          </table:table-cell>
          <table:table-cell table:style-name="ce10" table:formula="of:=ROUND([.E8]/[.F8]; 3)" office:value-type="float" office:value="1.002" calcext:value-type="float">
            <text:p>1,002</text:p>
          </table:table-cell>
          <table:table-cell table:style-name="ce3"/>
          <table:table-cell/>
          <table:table-cell table:style-name="ce10" table:formula="of:=ROUND([.H8]/[.I8]; 3)" office:value-type="string" office:string-value="" calcext:value-type="error">
            <text:p>#DIV/0!</text:p>
          </table:table-cell>
          <table:table-cell table:style-name="ce4" office:value-type="float" office:value="0.4233438968658" calcext:value-type="float">
            <text:p>0,4233438968658</text:p>
          </table:table-cell>
          <table:table-cell table:style-name="ce7" office:value-type="float" office:value="0.4253880977631" calcext:value-type="float">
            <text:p>0,4253880977631</text:p>
          </table:table-cell>
          <table:table-cell table:style-name="ce10" table:formula="of:=ROUND([.K8]/[.L8]; 3)" office:value-type="float" office:value="0.995" calcext:value-type="float">
            <text:p>0,995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0.7098021507263" calcext:value-type="float">
            <text:p>0,7098021507263</text:p>
          </table:table-cell>
          <table:table-cell table:style-name="ce7" office:value-type="float" office:value="0.7094888687134" calcext:value-type="float">
            <text:p>0,7094888687134</text:p>
          </table:table-cell>
          <table:table-cell table:style-name="ce10" table:formula="of:=ROUND([.B9]/[.C9]; 3)" office:value-type="float" office:value="1" calcext:value-type="float">
            <text:p>1</text:p>
          </table:table-cell>
          <table:table-cell table:style-name="ce4" office:value-type="float" office:value="7.740483999252" calcext:value-type="float">
            <text:p>7,740483999252</text:p>
          </table:table-cell>
          <table:table-cell table:style-name="ce7" office:value-type="float" office:value="7.738010883331" calcext:value-type="float">
            <text:p>7,738010883331</text:p>
          </table:table-cell>
          <table:table-cell table:style-name="ce10" table:formula="of:=ROUND([.E9]/[.F9]; 3)" office:value-type="float" office:value="1" calcext:value-type="float">
            <text:p>1</text:p>
          </table:table-cell>
          <table:table-cell table:style-name="ce3"/>
          <table:table-cell/>
          <table:table-cell table:style-name="ce10" table:formula="of:=ROUND([.H9]/[.I9]; 3)" office:value-type="string" office:string-value="" calcext:value-type="error">
            <text:p>#DIV/0!</text:p>
          </table:table-cell>
          <table:table-cell table:style-name="ce4" office:value-type="float" office:value="0.09734988212585" calcext:value-type="float">
            <text:p>0,09734988212585</text:p>
          </table:table-cell>
          <table:table-cell table:style-name="ce7" office:value-type="float" office:value="0.09741592407227" calcext:value-type="float">
            <text:p>0,09741592407227</text:p>
          </table:table-cell>
          <table:table-cell table:style-name="ce10" table:formula="of:=ROUND([.K9]/[.L9]; 3)" office:value-type="float" office:value="0.999" calcext:value-type="float">
            <text:p>0,999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0.164440870285" calcext:value-type="float">
            <text:p>0,164440870285</text:p>
          </table:table-cell>
          <table:table-cell table:style-name="ce7" office:value-type="float" office:value="0.1638989448547" calcext:value-type="float">
            <text:p>0,1638989448547</text:p>
          </table:table-cell>
          <table:table-cell table:style-name="ce10" table:formula="of:=ROUND([.B10]/[.C10]; 3)" office:value-type="float" office:value="1.003" calcext:value-type="float">
            <text:p>1,003</text:p>
          </table:table-cell>
          <table:table-cell table:style-name="ce4" office:value-type="float" office:value="1.725296974182" calcext:value-type="float">
            <text:p>1,725296974182</text:p>
          </table:table-cell>
          <table:table-cell table:style-name="ce7" office:value-type="float" office:value="1.725300073624" calcext:value-type="float">
            <text:p>1,725300073624</text:p>
          </table:table-cell>
          <table:table-cell table:style-name="ce10" table:formula="of:=ROUND([.E10]/[.F10]; 3)" office:value-type="float" office:value="1" calcext:value-type="float">
            <text:p>1</text:p>
          </table:table-cell>
          <table:table-cell table:style-name="ce12" office:value-type="float" office:value="21.78822898865" calcext:value-type="float">
            <text:p>21,79</text:p>
          </table:table-cell>
          <table:table-cell table:style-name="ce14" office:value-type="float" office:value="21.63321208954" calcext:value-type="float">
            <text:p>21,63</text:p>
          </table:table-cell>
          <table:table-cell table:style-name="ce10" table:formula="of:=ROUND([.H10]/[.I10]; 3)" office:value-type="float" office:value="1.007" calcext:value-type="float">
            <text:p>1,007</text:p>
          </table:table-cell>
          <table:table-cell table:style-name="ce4" office:value-type="float" office:value="0.02280306816101" calcext:value-type="float">
            <text:p>0,02280306816101</text:p>
          </table:table-cell>
          <table:table-cell table:style-name="ce7" office:value-type="float" office:value="0.02282190322876" calcext:value-type="float">
            <text:p>0,02282190322876</text:p>
          </table:table-cell>
          <table:table-cell table:style-name="ce10" table:formula="of:=ROUND([.K10]/[.L10]; 3)" office:value-type="float" office:value="0.999" calcext:value-type="float">
            <text:p>0,999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float" office:value="0.04005599021912" calcext:value-type="float">
            <text:p>0,04005599021912</text:p>
          </table:table-cell>
          <table:table-cell table:style-name="ce8" office:value-type="float" office:value="0.03707599639893" calcext:value-type="float">
            <text:p>0,03707599639893</text:p>
          </table:table-cell>
          <table:table-cell table:style-name="ce11" table:formula="of:=ROUND([.B11]/[.C11]; 3)" office:value-type="float" office:value="1.08" calcext:value-type="float">
            <text:p>1,08</text:p>
          </table:table-cell>
          <table:table-cell table:style-name="ce5" office:value-type="float" office:value="0.4042639732361" calcext:value-type="float">
            <text:p>0,4042639732361</text:p>
          </table:table-cell>
          <table:table-cell table:style-name="ce8" office:value-type="float" office:value="0.3969321250916" calcext:value-type="float">
            <text:p>0,3969321250916</text:p>
          </table:table-cell>
          <table:table-cell table:style-name="ce11" table:formula="of:=ROUND([.E11]/[.F11]; 3)" office:value-type="float" office:value="1.018" calcext:value-type="float">
            <text:p>1,018</text:p>
          </table:table-cell>
          <table:table-cell table:style-name="ce13" office:value-type="float" office:value="5.023572921753" calcext:value-type="float">
            <text:p>5,02</text:p>
          </table:table-cell>
          <table:table-cell table:style-name="ce15" office:value-type="float" office:value="4.996034860611" calcext:value-type="float">
            <text:p>5,00</text:p>
          </table:table-cell>
          <table:table-cell table:style-name="ce11" table:formula="of:=ROUND([.H11]/[.I11]; 3)" office:value-type="float" office:value="1.006" calcext:value-type="float">
            <text:p>1,006</text:p>
          </table:table-cell>
          <table:table-cell table:style-name="ce5" office:value-type="float" office:value="0.007231950759888" calcext:value-type="float">
            <text:p>0,007231950759888</text:p>
          </table:table-cell>
          <table:table-cell table:style-name="ce8" office:value-type="float" office:value="0.006271123886108" calcext:value-type="float">
            <text:p>0,006271123886108</text:p>
          </table:table-cell>
          <table:table-cell table:style-name="ce11" table:formula="of:=ROUND([.K11]/[.L11]; 3)" office:value-type="float" office:value="1.153" calcext:value-type="float">
            <text:p>1,153</text:p>
          </table:table-cell>
          <table:table-cell table:number-columns-repeated="1011"/>
        </table:table-row>
        <table:table-row table:style-name="ro1">
          <table:table-cell/>
          <table:table-cell table:style-name="ce21" office:value-type="float" office:value="160000000" calcext:value-type="float" table:number-columns-spanned="3" table:number-rows-spanned="1">
            <text:p>1,60E+08</text:p>
          </table:table-cell>
          <table:covered-table-cell table:style-name="ce6"/>
          <table:covered-table-cell table:style-name="ce9"/>
          <table:table-cell table:style-name="ce21" office:value-type="float" office:value="800000000" calcext:value-type="float" table:number-columns-spanned="3" table:number-rows-spanned="1">
            <text:p>8,00E+08</text:p>
          </table:table-cell>
          <table:covered-table-cell table:style-name="ce6"/>
          <table:covered-table-cell table:style-name="ce9"/>
          <table:table-cell table:style-name="ce21" office:value-type="float" office:value="16000000" calcext:value-type="float" table:number-columns-spanned="3" table:number-rows-spanned="1">
            <text:p>1,60E+07</text:p>
          </table:table-cell>
          <table:covered-table-cell table:style-name="ce6"/>
          <table:covered-table-cell table:style-name="ce9"/>
          <table:table-cell table:number-columns-repeated="1014"/>
        </table:table-row>
        <table:table-row table:style-name="ro1">
          <table:table-cell/>
          <table:table-cell table:style-name="ce18" office:value-type="string" calcext:value-type="string">
            <text:p>base</text:p>
          </table:table-cell>
          <table:table-cell table:style-name="ce24" office:value-type="string" calcext:value-type="string">
            <text:p>optimized</text:p>
          </table:table-cell>
          <table:table-cell table:style-name="ce11" office:value-type="string" calcext:value-type="string">
            <text:p>speedup</text:p>
          </table:table-cell>
          <table:table-cell table:style-name="ce18" office:value-type="string" calcext:value-type="string">
            <text:p>ver1</text:p>
          </table:table-cell>
          <table:table-cell table:style-name="ce24" office:value-type="string" calcext:value-type="string">
            <text:p>ver2</text:p>
          </table:table-cell>
          <table:table-cell table:style-name="ce11" office:value-type="string" calcext:value-type="string">
            <text:p>speedup</text:p>
          </table:table-cell>
          <table:table-cell table:style-name="ce18" office:value-type="string" calcext:value-type="string">
            <text:p>ver1</text:p>
          </table:table-cell>
          <table:table-cell table:style-name="ce24" office:value-type="string" calcext:value-type="string">
            <text:p>ver2</text:p>
          </table:table-cell>
          <table:table-cell table:style-name="ce11" office:value-type="string" calcext:value-type="string">
            <text:p>speedup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45.96173214912" calcext:value-type="float">
            <text:p>45,96173214912</text:p>
          </table:table-cell>
          <table:table-cell table:style-name="ce28" office:value-type="float" office:value="45.94692206383" calcext:value-type="float">
            <text:p>45,94692206383</text:p>
          </table:table-cell>
          <table:table-cell table:style-name="ce9" table:formula="of:=ROUND([.B14]/[.C14]; 3)" office:value-type="float" office:value="1" calcext:value-type="float">
            <text:p>1</text:p>
          </table:table-cell>
          <table:table-cell table:style-name="ce22" office:value-type="float" office:value="247.6003539562" calcext:value-type="float">
            <text:p>247,6003539562</text:p>
          </table:table-cell>
          <table:table-cell table:style-name="ce28" office:value-type="float" office:value="247.5912280083" calcext:value-type="float">
            <text:p>247,5912280083</text:p>
          </table:table-cell>
          <table:table-cell table:style-name="ce9" table:formula="of:=ROUND([.E14]/[.F14]; 3)" office:value-type="float" office:value="1" calcext:value-type="float">
            <text:p>1</text:p>
          </table:table-cell>
          <table:table-cell table:style-name="ce22" office:value-type="float" office:value="4.028597831726" calcext:value-type="float">
            <text:p>4,028597831726</text:p>
          </table:table-cell>
          <table:table-cell table:style-name="ce28" office:value-type="float" office:value="4.027605056763" calcext:value-type="float">
            <text:p>4,027605056763</text:p>
          </table:table-cell>
          <table:table-cell table:style-name="ce9" table:formula="of:=ROUND([.H14]/[.I14]; 3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3.09145212173" calcext:value-type="float">
            <text:p>23,09145212173</text:p>
          </table:table-cell>
          <table:table-cell table:style-name="ce7" office:value-type="float" office:value="23.09145212173" calcext:value-type="float">
            <text:p>23,09145212173</text:p>
          </table:table-cell>
          <table:table-cell table:style-name="ce10" table:formula="of:=ROUND([.B15]/[.C15]; 3)" office:value-type="float" office:value="1" calcext:value-type="float">
            <text:p>1</text:p>
          </table:table-cell>
          <table:table-cell table:style-name="ce4" office:value-type="float" office:value="124.2662229538" calcext:value-type="float">
            <text:p>124,2662229538</text:p>
          </table:table-cell>
          <table:table-cell table:style-name="ce7" office:value-type="float" office:value="125.0118749142" calcext:value-type="float">
            <text:p>125,0118749142</text:p>
          </table:table-cell>
          <table:table-cell table:style-name="ce10" table:formula="of:=ROUND([.E15]/[.F15]; 3)" office:value-type="float" office:value="0.994" calcext:value-type="float">
            <text:p>0,994</text:p>
          </table:table-cell>
          <table:table-cell table:style-name="ce4" office:value-type="float" office:value="2.023968935013" calcext:value-type="float">
            <text:p>2,023968935013</text:p>
          </table:table-cell>
          <table:table-cell table:style-name="ce7" office:value-type="float" office:value="2.03989481926" calcext:value-type="float">
            <text:p>2,03989481926</text:p>
          </table:table-cell>
          <table:table-cell table:style-name="ce10" table:formula="of:=ROUND([.H15]/[.I15]; 3)" office:value-type="float" office:value="0.992" calcext:value-type="float">
            <text:p>0,992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12.4316380024" calcext:value-type="float">
            <text:p>12,4316380024</text:p>
          </table:table-cell>
          <table:table-cell table:style-name="ce7" office:value-type="float" office:value="12.43563485146" calcext:value-type="float">
            <text:p>12,43563485146</text:p>
          </table:table-cell>
          <table:table-cell table:style-name="ce10" table:formula="of:=ROUND([.B16]/[.C16]; 3)" office:value-type="float" office:value="1" calcext:value-type="float">
            <text:p>1</text:p>
          </table:table-cell>
          <table:table-cell table:style-name="ce4" office:value-type="float" office:value="66.58663487434" calcext:value-type="float">
            <text:p>66,58663487434</text:p>
          </table:table-cell>
          <table:table-cell table:style-name="ce7" office:value-type="float" office:value="66.6075630188" calcext:value-type="float">
            <text:p>66,6075630188</text:p>
          </table:table-cell>
          <table:table-cell table:style-name="ce10" table:formula="of:=ROUND([.E16]/[.F16]; 3)" office:value-type="float" office:value="1" calcext:value-type="float">
            <text:p>1</text:p>
          </table:table-cell>
          <table:table-cell table:style-name="ce4" office:value-type="float" office:value="1.098581075668" calcext:value-type="float">
            <text:p>1,098581075668</text:p>
          </table:table-cell>
          <table:table-cell table:style-name="ce7" office:value-type="float" office:value="1.097198963165" calcext:value-type="float">
            <text:p>1,097198963165</text:p>
          </table:table-cell>
          <table:table-cell table:style-name="ce10" table:formula="of:=ROUND([.H16]/[.I16]; 3)" office:value-type="float" office:value="1.001" calcext:value-type="float">
            <text:p>1,00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7.817986965179" calcext:value-type="float">
            <text:p>7,817986965179</text:p>
          </table:table-cell>
          <table:table-cell table:style-name="ce7" office:value-type="float" office:value="7.468081951141" calcext:value-type="float">
            <text:p>7,468081951141</text:p>
          </table:table-cell>
          <table:table-cell table:style-name="ce10" table:formula="of:=ROUND([.B17]/[.C17]; 3)" office:value-type="float" office:value="1.047" calcext:value-type="float">
            <text:p>1,047</text:p>
          </table:table-cell>
          <table:table-cell table:style-name="ce4" office:value-type="float" office:value="41.59966897964" calcext:value-type="float">
            <text:p>41,59966897964</text:p>
          </table:table-cell>
          <table:table-cell table:style-name="ce7" office:value-type="float" office:value="39.61080002785" calcext:value-type="float">
            <text:p>39,61080002785</text:p>
          </table:table-cell>
          <table:table-cell table:style-name="ce10" table:formula="of:=ROUND([.E17]/[.F17]; 3)" office:value-type="float" office:value="1.05" calcext:value-type="float">
            <text:p>1,05</text:p>
          </table:table-cell>
          <table:table-cell table:style-name="ce4" office:value-type="float" office:value="0.7021188735962" calcext:value-type="float">
            <text:p>0,7021188735962</text:p>
          </table:table-cell>
          <table:table-cell table:style-name="ce7" office:value-type="float" office:value="0.6677260398865" calcext:value-type="float">
            <text:p>0,6677260398865</text:p>
          </table:table-cell>
          <table:table-cell table:style-name="ce10" table:formula="of:=ROUND([.H17]/[.I17]; 3)" office:value-type="float" office:value="1.052" calcext:value-type="float">
            <text:p>1,052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6.38857793808" calcext:value-type="float">
            <text:p>6,38857793808</text:p>
          </table:table-cell>
          <table:table-cell table:style-name="ce7" office:value-type="float" office:value="5.002878904343" calcext:value-type="float">
            <text:p>5,002878904343</text:p>
          </table:table-cell>
          <table:table-cell table:style-name="ce10" table:formula="of:=ROUND([.B18]/[.C18]; 3)" office:value-type="float" office:value="1.277" calcext:value-type="float">
            <text:p>1,277</text:p>
          </table:table-cell>
          <table:table-cell table:style-name="ce4" office:value-type="float" office:value="33.07873106003" calcext:value-type="float">
            <text:p>33,07873106003</text:p>
          </table:table-cell>
          <table:table-cell table:style-name="ce7" office:value-type="float" office:value="26.15029978752" calcext:value-type="float">
            <text:p>26,15029978752</text:p>
          </table:table-cell>
          <table:table-cell table:style-name="ce10" table:formula="of:=ROUND([.E18]/[.F18]; 3)" office:value-type="float" office:value="1.265" calcext:value-type="float">
            <text:p>1,265</text:p>
          </table:table-cell>
          <table:table-cell table:style-name="ce4" office:value-type="float" office:value="0.5936360359192" calcext:value-type="float">
            <text:p>0,5936360359192</text:p>
          </table:table-cell>
          <table:table-cell table:style-name="ce7" office:value-type="float" office:value="0.4572520256042" calcext:value-type="float">
            <text:p>0,4572520256042</text:p>
          </table:table-cell>
          <table:table-cell table:style-name="ce10" table:formula="of:=ROUND([.H18]/[.I18]; 3)" office:value-type="float" office:value="1.298" calcext:value-type="float">
            <text:p>1,298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float" office:value="7.359210014343" calcext:value-type="float">
            <text:p>7,359210014343</text:p>
          </table:table-cell>
          <table:table-cell table:style-name="ce8" office:value-type="float" office:value="3.781310081482" calcext:value-type="float">
            <text:p>3,781310081482</text:p>
          </table:table-cell>
          <table:table-cell table:style-name="ce11" table:formula="of:=ROUND([.B19]/[.C19]; 3)" office:value-type="float" office:value="1.946" calcext:value-type="float">
            <text:p>1,946</text:p>
          </table:table-cell>
          <table:table-cell table:style-name="ce5" office:value-type="float" office:value="37.32612204552" calcext:value-type="float">
            <text:p>37,32612204552</text:p>
          </table:table-cell>
          <table:table-cell table:style-name="ce8"/>
          <table:table-cell table:style-name="ce11" table:formula="of:=ROUND([.E19]/[.F19]; 3)" office:value-type="string" office:string-value="" calcext:value-type="error">
            <text:p>#DIV/0!</text:p>
          </table:table-cell>
          <table:table-cell table:style-name="ce5" office:value-type="float" office:value="0.70414686203" calcext:value-type="float">
            <text:p>0,70414686203</text:p>
          </table:table-cell>
          <table:table-cell table:style-name="ce8" office:value-type="float" office:value="0.3531651496887" calcext:value-type="float">
            <text:p>0,3531651496887</text:p>
          </table:table-cell>
          <table:table-cell table:style-name="ce11" table:formula="of:=ROUND([.H19]/[.I19]; 3)" office:value-type="float" office:value="1.994" calcext:value-type="float">
            <text:p>1,994</text:p>
          </table:table-cell>
          <table:table-cell table:number-columns-repeated="1014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office:value-type="string" calcext:value-type="string">
            <text:p>nproc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optimize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14]/[.B14]" office:value-type="float" office:value="1" calcext:value-type="float">
            <text:p>1</text:p>
          </table:table-cell>
          <table:table-cell table:formula="of:=[.C$14]/[.C14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14]/[.B15]" office:value-type="float" office:value="1.9904219062026" calcext:value-type="float">
            <text:p>1,9904219062026</text:p>
          </table:table-cell>
          <table:table-cell table:formula="of:=[.C$14]/[.C15]" office:value-type="float" office:value="1.98978053963926" calcext:value-type="float">
            <text:p>1,98978053963926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14]/[.B16]" office:value-type="float" office:value="3.69715818142765" calcext:value-type="float">
            <text:p>3,69715818142765</text:p>
          </table:table-cell>
          <table:table-cell table:formula="of:=[.C$14]/[.C16]" office:value-type="float" office:value="3.69477896485804" calcext:value-type="float">
            <text:p>3,69477896485804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14]/[.B17]" office:value-type="float" office:value="5.8789727271012" calcext:value-type="float">
            <text:p>5,8789727271012</text:p>
          </table:table-cell>
          <table:table-cell table:formula="of:=[.C$14]/[.C17]" office:value-type="float" office:value="6.1524394569358" calcext:value-type="float">
            <text:p>6,152439456935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$14]/[.B18]" office:value-type="float" office:value="7.19436040298714" calcext:value-type="float">
            <text:p>7,19436040298714</text:p>
          </table:table-cell>
          <table:table-cell table:formula="of:=[.C$14]/[.C18]" office:value-type="float" office:value="9.18409638577169" calcext:value-type="float">
            <text:p>9,18409638577169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$14]/[.B19]" office:value-type="float" office:value="6.24547092140885" calcext:value-type="float">
            <text:p>6,24547092140885</text:p>
          </table:table-cell>
          <table:table-cell table:formula="of:=[.C$14]/[.C19]" office:value-type="float" office:value="12.1510590440184" calcext:value-type="float">
            <text:p>12,1510590440184</text:p>
          </table:table-cell>
          <table:table-cell table:number-columns-repeated="102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21:51:29.273782067</meta:creation-date>
    <dc:date>2023-04-26T02:01:29.850903308</dc:date>
    <meta:editing-duration>PT3H58M10S</meta:editing-duration>
    <meta:editing-cycles>20</meta:editing-cycles>
    <meta:generator>LibreOffice/7.3.7.2$Linux_X86_64 LibreOffice_project/30$Build-2</meta:generator>
    <meta:document-statistic meta:table-count="1" meta:cell-count="17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91cm" svg:height="8.354cm" xlink:href=".." xlink:type="simple" chart:class="chart:line" chart:style-name="ch1">
        <chart:title svg:x="6.19cm" svg:y="0.069cm" chart:style-name="ch2">
          <text:p>vec size: 1.6e+8</text:p>
        </chart:title>
        <chart:legend chart:legend-position="top" svg:x="11.332cm" svg:y="1.117cm" style:legend-expansion="custom" svg:width="4.407cm" svg:height="1.459cm" style:legend-expansion-aspect-ratio="3.02056202878684" chart:style-name="ch3"/>
        <chart:plot-area chart:style-name="ch4" table:cell-range-address="Sheet1.A13:Sheet1.C19" chart:data-source-has-labels="both" svg:x="0.856cm" svg:y="0.696cm" svg:width="15.124cm" svg:height="6.904cm">
          <chart:coordinate-region svg:x="1.583cm" svg:y="0.922cm" svg:width="14.158cm" svg:height="5.978cm"/>
          <chart:axis chart:dimension="x" chart:name="primary-x" chart:style-name="ch5" chartooo:axis-type="auto">
            <chartooo:date-scale/>
            <chart:title svg:x="5.921cm" svg:y="7.502cm" chart:style-name="ch6">
              <text:p>number of processes</text:p>
            </chart:title>
            <chart:categories table:cell-range-address="Sheet1.A14:Sheet1.A19"/>
            <chart:grid chart:style-name="ch7" chart:class="major"/>
            <chart:grid chart:style-name="ch8" chart:class="minor"/>
          </chart:axis>
          <chart:axis chart:dimension="y" chart:name="primary-y" chart:style-name="ch5">
            <chart:title svg:x="0cm" svg:y="5.256cm" chart:style-name="ch9">
              <text:p>time, sec</text:p>
            </chart:title>
            <chart:grid chart:style-name="ch7" chart:class="major"/>
          </chart:axis>
          <chart:series chart:style-name="ch10" chart:values-cell-range-address="Sheet1.B14:Sheet1.B19" chart:label-cell-address="Sheet1.B13:Sheet1.B13" chart:class="chart:line">
            <chart:data-point chart:repeated="6"/>
          </chart:series>
          <chart:series chart:style-name="ch11" chart:values-cell-range-address="Sheet1.C14:Sheet1.C19" chart:label-cell-address="Sheet1.C13:Sheet1.C13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  <draw:g>
                  <svg:desc>Sheet1.B13:Sheet1.B13</svg:desc>
                </draw:g>
              </table:table-cell>
              <table:table-cell office:value-type="string">
                <text:p>optimized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4:Sheet1.A19</svg:desc>
                </draw:g>
              </table:table-cell>
              <table:table-cell office:value-type="float" office:value="45.96173214912">
                <text:p>45.96173214912</text:p>
                <draw:g>
                  <svg:desc>Sheet1.B14:Sheet1.B19</svg:desc>
                </draw:g>
              </table:table-cell>
              <table:table-cell office:value-type="float" office:value="45.94692206383">
                <text:p>45.94692206383</text:p>
                <draw:g>
                  <svg:desc>Sheet1.C14:Sheet1.C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3.09145212173">
                <text:p>23.09145212173</text:p>
              </table:table-cell>
              <table:table-cell office:value-type="float" office:value="23.09145212173">
                <text:p>23.0914521217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4316380024">
                <text:p>12.4316380024</text:p>
              </table:table-cell>
              <table:table-cell office:value-type="float" office:value="12.43563485146">
                <text:p>12.435634851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817986965179">
                <text:p>7.817986965179</text:p>
              </table:table-cell>
              <table:table-cell office:value-type="float" office:value="7.468081951141">
                <text:p>7.4680819511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.38857793808">
                <text:p>6.38857793808</text:p>
              </table:table-cell>
              <table:table-cell office:value-type="float" office:value="5.002878904343">
                <text:p>5.00287890434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.359210014343">
                <text:p>7.359210014343</text:p>
              </table:table-cell>
              <table:table-cell office:value-type="float" office:value="3.781310081482">
                <text:p>3.7813100814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363cm" svg:height="9.204cm" xlink:href=".." xlink:type="simple" chart:class="chart:line" chart:style-name="ch1">
        <chart:title svg:x="7.264cm" svg:y="0.32cm" chart:style-name="ch2">
          <text:p>speedup</text:p>
        </chart:title>
        <chart:legend chart:legend-position="end" svg:x="0.946cm" svg:y="1.482cm" style:legend-expansion="custom" svg:width="4.198cm" svg:height="1.94cm" style:legend-expansion-aspect-ratio="2.1639175257732" chart:style-name="ch3"/>
        <chart:plot-area chart:style-name="ch4" table:cell-range-address="Sheet1.A41:Sheet1.C47" chart:data-source-has-labels="both" svg:x="0.325cm" svg:y="1.283cm" svg:width="15.948cm" svg:height="7.736cm">
          <chart:coordinate-region svg:x="0.946cm" svg:y="1.482cm" svg:width="15.141cm" svg:height="6.89cm"/>
          <chart:axis chart:dimension="x" chart:name="primary-x" chart:style-name="ch5" chartooo:axis-type="auto">
            <chartooo:date-scale/>
            <chart:categories table:cell-range-address="Sheet1.A42:Sheet1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2:Sheet1.B47" chart:label-cell-address="Sheet1.B41:Sheet1.B41" chart:class="chart:line">
            <chart:data-point chart:repeated="6"/>
          </chart:series>
          <chart:series chart:style-name="ch8" chart:values-cell-range-address="Sheet1.C42:Sheet1.C47" chart:label-cell-address="Sheet1.C41:Sheet1.C4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  <draw:g>
                  <svg:desc>Sheet1.B41:Sheet1.B41</svg:desc>
                </draw:g>
              </table:table-cell>
              <table:table-cell office:value-type="string">
                <text:p>optimized</text:p>
                <draw:g>
                  <svg:desc>Sheet1.C41:Sheet1.C4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42:Sheet1.A47</svg:desc>
                </draw:g>
              </table:table-cell>
              <table:table-cell office:value-type="float" office:value="1">
                <text:p>1</text:p>
                <draw:g>
                  <svg:desc>Sheet1.B42:Sheet1.B47</svg:desc>
                </draw:g>
              </table:table-cell>
              <table:table-cell office:value-type="float" office:value="1">
                <text:p>1</text:p>
                <draw:g>
                  <svg:desc>Sheet1.C42:Sheet1.C4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904219062026">
                <text:p>1.9904219062026</text:p>
              </table:table-cell>
              <table:table-cell office:value-type="float" office:value="1.98978053963926">
                <text:p>1.989780539639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69715818142765">
                <text:p>3.69715818142765</text:p>
              </table:table-cell>
              <table:table-cell office:value-type="float" office:value="3.69477896485804">
                <text:p>3.694778964858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8789727271012">
                <text:p>5.8789727271012</text:p>
              </table:table-cell>
              <table:table-cell office:value-type="float" office:value="6.1524394569358">
                <text:p>6.15243945693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19436040298714">
                <text:p>7.19436040298714</text:p>
              </table:table-cell>
              <table:table-cell office:value-type="float" office:value="9.18409638577169">
                <text:p>9.1840963857716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.24547092140885">
                <text:p>6.24547092140885</text:p>
              </table:table-cell>
              <table:table-cell office:value-type="float" office:value="12.1510590440184">
                <text:p>12.15105904401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